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6 Written Answers</text:p>
      <text:p text:style-name="P1"/>
      <text:p text:style-name="P2">6.6</text:p>
      <text:p text:style-name="P2">It is still important to check the boundaries, but also a few slots from the middle, just to be sure.</text:p>
      <text:p text:style-name="P2"/>
      <text:p text:style-name="P2">6.7</text:p>
      <text:p text:style-name="P2">It does not let you use the same appointment object twice in the same day. You might want to use the same object twice for different days (a recurring appointment, perhaps), or to move an appointment time.</text:p>
      <text:p text:style-name="P2"/>
      <text:p text:style-name="P2">6.8</text:p>
      <text:p text:style-name="P2">Trying to put a 2+ hour appointment at 17:00 results in an out of bounds exception.</text:p>
      <text:p text:style-name="P2"/>
      <text:p text:style-name="P2">6.9</text:p>
      <text:p text:style-name="P2">Positive – putting appointments in at reasonable times</text:p>
      <text:p text:style-name="P2">Negative – double booking, putting appointments after hours, putting in appointments that would run into over hours.</text:p>
      <text:p text:style-name="P2"/>
      <text:p text:style-name="P2">6.13</text:p>
      <text:p text:style-name="P2">There is a still a great deal of manual work involved, in running each test method manually.</text:p>
      <text:p text:style-name="P2"/>
      <text:p text:style-name="P2">6.15</text:p>
      <text:p text:style-name="P2">constructor, setUp and tearDown.</text:p>
      <text:p text:style-name="P2"/>
      <text:p text:style-name="P2">6.19</text:p>
      <text:p text:style-name="P2">I get an error; the test was not successful. </text:p>
      <text:p text:style-name="P2"/>
      <text:p text:style-name="P2">6.21</text:p>
      <text:p text:style-name="P2">No, because it does not seem that many tests were performed.</text:p>
      <text:p text:style-name="P2"/>
      <text:p text:style-name="P2">6.22</text:p>
      <text:p text:style-name="P2">Creates a different result. Not likely that this is supposed to happen. It should not.</text:p>
      <text:p text:style-name="P2"/>
      <text:p text:style-name="P2">6.23</text:p>
      <text:p text:style-name="P2">Testminus also does not give the same result each time.</text:p>
      <text:p text:style-name="P2"/>
      <text:p text:style-name="P2">6.26</text:p>
      <text:p text:style-name="P2">No, because it has a generic 'else' line to the if statement.</text:p>
      <text:p text:style-name="P2"/>
      <text:p text:style-name="P2">6.27</text:p>
      <text:p text:style-name="P2">No, it still has the previous values, it just displays the correct value. <text:s/>This will affect the leftOperand va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5T11:55:00.55</meta:creation-date>
    <dc:date>2010-09-25T14:02:00.86</dc:date>
    <meta:editing-duration>PT02H06M54S</meta:editing-duration>
    <meta:editing-cycles>17</meta:editing-cycles>
    <meta:generator>OpenOffice.org/3.2$Win32 OpenOffice.org_project/320m18$Build-9502</meta:generator>
    <meta:document-statistic meta:table-count="0" meta:image-count="0" meta:object-count="0" meta:page-count="1" meta:paragraph-count="26" meta:word-count="211" meta:character-count="1173"/>
  </office:meta>
</office:document-meta>
</file>